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OWER QUERY EDITOR</text:span></text:p>
      <text:p text:style-name="Standard"/>
      <text:p text:style-name="Standard">TABLE TRANSFORMATIONS</text:p>
      <text:p text:style-name="Standard">TEXT TOOLS</text:p>
      <text:p text:style-name="Standard">NUMERICAL TOOLS</text:p>
      <text:p text:style-name="Standard">CALENDAR TABLES</text:p>
      <text:p text:style-name="Standard"/>
      <text:p text:style-name="Standard"><text:span text:style-name="T1">CREATING A DATA MODEL </text:span></text:p>
      <text:p text:style-name="P1"/>
      <text:p text:style-name="Standard">TABLE RELATIONSHIPS</text:p>
      <text:p text:style-name="Standard">FILTER FLOW</text:p>
      <text:p text:style-name="Standard">HIERARCHIES</text:p>
      <text:p text:style-name="Standard"/>
      <text:p text:style-name="Standard"><text:span text:style-name="T1">CALCULATED FIELDS WITH DAX </text:span></text:p>
      <text:p text:style-name="P1"/>
      <text:p text:style-name="Standard">MATH &amp; STATS</text:p>
      <text:p text:style-name="Standard">LOGICAL FUNCTIONS</text:p>
      <text:p text:style-name="Standard">TEXT</text:p>
      <text:p text:style-name="Standard">DATE &amp; TIME</text:p>
      <text:p text:style-name="Standard">CALCULATE</text:p>
      <text:p text:style-name="Standard">ITERATORS</text:p>
      <text:p text:style-name="Standard">TIME INTELLIGENCE</text:p>
      <text:p text:style-name="Standard"/>
      <text:p text:style-name="Standard"><text:span text:style-name="T1">VISUALIZING DATA</text:span></text:p>
      <text:p text:style-name="P1"/>
      <text:p text:style-name="Standard"><text:soft-page-break/>CARDS</text:p>
      <text:p text:style-name="Standard">LINE CHARTS</text:p>
      <text:p text:style-name="Standard">DONUT CHARTS</text:p>
      <text:p text:style-name="Standard">TABLES</text:p>
      <text:p text:style-name="Standard">TOP N TEXT CARDS</text:p>
      <text:p text:style-name="Standard">SLICERS</text:p>
      <text:p text:style-name="Standard">DRILL DOWN</text:p>
      <text:p text:style-name="Standard">REPORT INTERACTIONS</text:p>
      <text:p text:style-name="Standard">BOOK MARKS</text:p>
      <text:p text:style-name="Standard">FIELDS PARAMETERS</text:p>
      <text:p text:style-name="Standard">CUSTOM TOOLTIP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9" meta:word-count="60" meta:character-count="392" meta:non-whitespace-character-count="359"/>
    <meta:generator>LibreOfficeDev/6.0.5.2$Linux_X86_64 LibreOffice_project/</meta:generator>
  </office:meta>
</office:document-meta>
</file>